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face style:name="TimesTen Roman" svg:font-family="'TimesTen Roma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Ten Roman" fo:font-size="12pt" fo:font-weight="bold" style:font-weight-asian="bold" style:font-weight-complex="bold"/>
    </style:style>
    <style:style style:name="P3" style:family="paragraph" style:parent-style-name="Standard" style:list-style-name="L1">
      <style:text-properties style:font-name="TimesTen Roman" fo:font-size="15pt" fo:font-weight="bold" style:font-size-asian="15pt" style:font-weight-asian="bold" style:font-size-complex="15pt" style:font-weight-complex="bold"/>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paragraph-properties fo:text-align="start" style:justify-single-word="false"/>
    </style:style>
    <style:style style:name="P9" style:family="paragraph" style:parent-style-name="Text_20_body" style:list-style-name="L6">
      <style:paragraph-properties fo:text-align="start" style:justify-single-word="false"/>
    </style:style>
    <style:style style:name="P10" style:family="paragraph" style:parent-style-name="Text_20_body">
      <style:paragraph-properties fo:text-align="start" style:justify-single-word="false" style:border-line-width-bottom="0.002cm 0.035cm 0.002cm" fo:padding="0.074cm" fo:border-left="none" fo:border-right="none" fo:border-top="none" fo:border-bottom="0.039cm double #000000" style:join-border="false"/>
    </style:style>
    <style:style style:name="P11" style:family="paragraph" style:parent-style-name="Text_20_body" style:list-style-name="L7">
      <style:paragraph-properties fo:text-align="start" style:justify-single-word="false"/>
    </style:style>
    <style:style style:name="P12" style:family="paragraph" style:parent-style-name="Text_20_body" style:list-style-name="L7">
      <style:paragraph-properties fo:text-align="start" style:justify-single-word="false"/>
      <style:text-properties fo:font-weight="bold" style:font-weight-asian="bold" style:font-weight-complex="bold"/>
    </style:style>
    <style:style style:name="P13" style:family="paragraph" style:parent-style-name="Text_20_body" style:list-style-name="L8">
      <style:paragraph-properties fo:text-align="start" style:justify-single-word="false"/>
    </style:style>
    <style:style style:name="P14" style:family="paragraph" style:parent-style-name="Heading_20_3">
      <style:paragraph-properties fo:break-before="page"/>
    </style:style>
    <style:style style:name="P15" style:family="paragraph" style:parent-style-name="Text_20_body" style:list-style-name="L3">
      <style:text-properties fo:font-weight="bold" style:font-weight-asian="bold" style:font-weight-complex="bold"/>
    </style:style>
    <style:style style:name="P16" style:family="paragraph" style:parent-style-name="Text_20_body" style:list-style-name="L3">
      <style:text-properties fo:font-style="italic" style:font-style-asian="italic" style:font-style-complex="italic"/>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margin-left="-1.251cm" fo:margin-right="0cm" fo:text-indent="0cm" style:auto-text-indent="false"/>
    </style:style>
    <style:style style:name="P19" style:family="paragraph" style:parent-style-name="Text_20_body">
      <style:paragraph-properties fo:margin-left="-1.251cm" fo:margin-right="0cm" fo:text-indent="0cm" style:auto-text-indent="false" fo:break-before="page"/>
    </style:style>
    <style:style style:name="P20" style:family="paragraph" style:parent-style-name="Standard">
      <style:paragraph-properties fo:margin-left="-1.251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Arial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 AVALUAR?</text:p>
      <text:p text:style-name="P1"/>
      <text:p text:style-name="P2">Les habilitats i competències necessàries per aplicar aquests coneixements en el context on hagi de desenvolupar la seva funció docent, com són, entre altres:</text:p>
      <text:p text:style-name="P2"/>
      <text:list text:style-name="L1">
        <text:list-item>
          <text:p text:style-name="P3">La capacitat de comunicació</text:p>
        </text:list-item>
        <text:list-item>
          <text:p text:style-name="P3">Les habilitats per a la resolució de conflictes</text:p>
        </text:list-item>
        <text:list-item>
          <text:p text:style-name="P3">La capacitat d'anàlisi i crítica.</text:p>
        </text:list-item>
        <text:list-item>
          <text:p text:style-name="P3">La creativitat i iniciativa.</text:p>
        </text:list-item>
        <text:list-item>
          <text:p text:style-name="P3">La presa de decisions.</text:p>
        </text:list-item>
        <text:list-item>
          <text:p text:style-name="P3">La planificació i organització.</text:p>
        </text:list-item>
        <text:list-item>
          <text:p text:style-name="P3">El treball en equip</text:p>
        </text:list-item>
        <text:list-item>
          <text:p text:style-name="P3">La disposició a la innovació</text:p>
        </text:list-item>
        <text:list-item>
          <text:p text:style-name="P3">La sensibilitat per la diversitat de l'alumnat </text:p>
        </text:list-item>
        <text:list-item>
          <text:p text:style-name="P3">La transversalitat dels aprenentatges.</text:p>
        </text:list-item>
      </text:list>
      <text:h text:style-name="Heading_20_1" text:outline-level="1">PREGUNTES DEL TRIBUNAL</text:h>
      <text:p text:style-name="Text_20_body"/>
      <text:p text:style-name="Text_20_body">Sobre la programació, coses que no quadren:</text:p>
      <text:p text:style-name="Text_20_body"/>
      <text:p text:style-name="Text_20_body">PRESIDENT</text:p>
      <text:list text:style-name="L2">
        <text:list-item>
          <text:p text:style-name="P4">Del pla d'activitats de la FCT que?</text:p>
        </text:list-item>
        <text:list-item>
          <text:p text:style-name="P4">Quin perfil professional tenen els alumnes en els treballs en que es col·loquen?</text:p>
        </text:list-item>
        <text:list-item>
          <text:p text:style-name="P4">Quin mecanisme implementes per a la recuperació? Cuando harías el exàmen?</text:p>
        </text:list-item>
        <text:list-item>
          <text:p text:style-name="P4"/>
        </text:list-item>
        <text:list-item>
          <text:p text:style-name="P4"/>
        </text:list-item>
      </text:list>
      <text:p text:style-name="Text_20_body"/>
      <text:p text:style-name="Text_20_body">PEL BLANC</text:p>
      <text:list text:style-name="L3">
        <text:list-item>
          <text:p text:style-name="P5">Quin crèdit similar hi ha a DAI o ESI?</text:p>
        </text:list-item>
        <text:list-item>
          <text:p text:style-name="P5">Com donaries aquest crèdit a ASI?</text:p>
        </text:list-item>
        <text:list-item>
          <text:p text:style-name="P5">El pes de les unitats didàctiques en la nota final és igual?</text:p>
        </text:list-item>
        <text:list-item>
          <text:p text:style-name="P5">Perquè has escollit aquest ordre dels nuclis d'activitat?</text:p>
        </text:list-item>
        <text:list-item>
          <text:p text:style-name="P5">Perquè has escollit aquest ordre de les unitats didàctiques?</text:p>
        </text:list-item>
        <text:list-item>
          <text:p text:style-name="P5">Com adaptaries el que expliques a aquest crèdit a a DAI/SAI/ESI?</text:p>
        </text:list-item>
        <text:list-item>
          <text:p text:style-name="P5">Tens prevista alguna activitat de recuperació?</text:p>
        </text:list-item>
        <text:list-item>
          <text:p text:style-name="P5">Acabem d'explicar com avaluas cada trimestre, ja que no em quadra amb la teva programació?</text:p>
        </text:list-item>
        <text:list-item>
          <text:p text:style-name="P5">Si estiguessin en un entorn GNU/Linux quin programari utilitzaries?</text:p>
        </text:list-item>
        <text:list-item>
          <text:p text:style-name="P5">Com soluciones el problema de la falta d'assistència?</text:p>
        </text:list-item>
        <text:list-item>
          <text:p text:style-name="P5">Quina implicació te la pèrdua de l'avaluació extraordinària?</text:p>
        </text:list-item>
        <text:list-item>
          <text:p text:style-name="P5">Creus que la teva programació amb els continguts que ens expliques és adequada al nivell del cicle? El consideràs adequat?</text:p>
        </text:list-item>
        <text:list-item>
          <text:p text:style-name="P5">Creus que no hi ha solapament entre el que aquí expliques i altres continguts d'altres crèdits? Creus que és bó repetir?</text:p>
        </text:list-item>
        <text:list-item>
          <text:p text:style-name="P5">Com montaries una fitxa d'aprenentatge?</text:p>
          <text:p text:style-name="P5"/>
        </text:list-item>
      </text:list>
      <text:p text:style-name="Text_20_body"/>
      <text:p text:style-name="Text_20_body">MELENAS</text:p>
      <text:list text:style-name="L4">
        <text:list-item>
          <text:p text:style-name="P6">Abans has comentat que el crèdit X és prerequisit del crèdit de la teua programació... Per qué?</text:p>
        </text:list-item>
        <text:list-item>
          <text:p text:style-name="P6">Es permet cursar el crèdit (si és de segon), sense haver aprovat primer?</text:p>
        </text:list-item>
        <text:list-item>
          <text:p text:style-name="P6">Si no aprova el crèdit prerequisit pot cursar aquest crèdit?</text:p>
        </text:list-item>
        <text:list-item>
          <text:p text:style-name="P6">El treball a classe és suficient o hi ha treball a casa, deures?</text:p>
        </text:list-item>
        <text:list-item>
          <text:p text:style-name="P6">Comencen a aplicar ràpidament els coneixements que aprenen a la feina?</text:p>
        </text:list-item>
        <text:list-item>
          <text:p text:style-name="P6">Quin percentatge de la nota final tenen els exàmens? Però si tenen tant de pes perquè dius que consideràs els pes dels continguts de procediment en X?</text:p>
        </text:list-item>
        <text:list-item>
          <text:p text:style-name="P6">Col·labores amb els professos dels crèdits relacionats/altres professors?</text:p>
        </text:list-item>
        <text:list-item>
          <text:p text:style-name="P6">Es revisa periòdicament la programació?</text:p>
        </text:list-item>
        <text:list-item>
          <text:p text:style-name="P6">D'on surten les hores del crèdit que has proposat?</text:p>
        </text:list-item>
        <text:list-item>
          <text:p text:style-name="P6">Per aquesta unitat didàctica hi ha pràctiques de laboratori/Aula informàtica?</text:p>
        </text:list-item>
        <text:list-item>
          <text:p text:style-name="P6">Quin programari utilitzeu?</text:p>
        </text:list-item>
        <text:list-item>
          <text:p text:style-name="P6">Que els hi expliques als teus alumnes?</text:p>
        </text:list-item>
        <text:list-item>
          <text:p text:style-name="P6">Com valores les capacitats clau del crèdit? O com valoraries la capacitat clau X en aquest crèdit?</text:p>
        </text:list-item>
        <text:list-item>
          <text:p text:style-name="P6">Aquest crèdit es pot desdoblar? Algun crèdit més del cicle es desdobla?</text:p>
        </text:list-item>
        <text:list-item>
          <text:p text:style-name="P6">Quines són les edats dels alumnes?</text:p>
        </text:list-item>
        <text:list-item>
          <text:p text:style-name="P6">Preguntes d'avaluació? Extraordinària,</text:p>
        </text:list-item>
        <text:list-item>
          <text:p text:style-name="P6">Que fas si un alumne no assisteix a un tant per cent elevat de les clases?</text:p>
        </text:list-item>
        <text:list-item>
          <text:p text:style-name="P6">Imaginat que X continguts les has de treure del teu crèdit, on els situaries?</text:p>
        </text:list-item>
        <text:list-item>
          <text:p text:style-name="P6">D'on ha sortit el càlcul d'hores? D'on surten les hores extres?</text:p>
        </text:list-item>
        <text:list-item>
          <text:p text:style-name="P6">Com valores les capacitats clau?</text:p>
        </text:list-item>
        <text:list-item>
          <text:p text:style-name="P6">Imagina't que fallas o et posas malalt i has de tenir un substitut? Com t'ho fas perquè ell pugui avaluar els teus alumnes si no els coneix com tu i no tens mètodes “objectius” d'avaluació?</text:p>
        </text:list-item>
        <text:list-item>
          <text:p text:style-name="P6">Quines capacitats clau s'haurien d'aplicar? Com les avaluarias?</text:p>
        </text:list-item>
        <text:list-item>
          <text:p text:style-name="P6">Em pots explicar altres crèdits on es dona X continguts?</text:p>
        </text:list-item>
        <text:list-item>
          <text:p text:style-name="P6">Reflexarias a la nota final les actituds?</text:p>
        </text:list-item>
        <text:list-item>
          <text:p text:style-name="P6">Si et trobes que et sobren o falten hores com ho solucionarías i a on?</text:p>
        </text:list-item>
      </text:list>
      <text:p text:style-name="Text_20_body"/>
      <text:p text:style-name="Text_20_body">TIMIDO</text:p>
      <text:list text:style-name="L5">
        <text:list-item>
          <text:p text:style-name="P7">Quin programari utilitzen?</text:p>
        </text:list-item>
        <text:list-item>
          <text:p text:style-name="P7">Com tens prevista la prova extraordinària? </text:p>
        </text:list-item>
      </text:list>
      <text:p text:style-name="P8"/>
      <text:p text:style-name="P8">MEVES</text:p>
      <text:list text:style-name="L6">
        <text:list-item>
          <text:p text:style-name="P9">A la teva programació no acaba de quedar clara la temporalització de les unitats didactiques? NO específiques exactament quan de temps cada nucli d'activitat? Pots explicar millor?</text:p>
        </text:list-item>
        <text:list-item>
          <text:p text:style-name="P9">Que entens tu per un nucli d'activitat? I una activitat?</text:p>
        </text:list-item>
        <text:list-item>
          <text:p text:style-name="P9">NO creus que la teva proposta de nuclis d'activitats és excesiva?</text:p>
        </text:list-item>
        <text:list-item>
          <text:p text:style-name="P9">D'on surten els continguts que proposes a cada activitat? </text:p>
        </text:list-item>
      </text:list>
      <text:p text:style-name="P8"/>
      <text:p text:style-name="P8"/>
      <text:p text:style-name="P10">SEGON DIA</text:p>
      <text:p text:style-name="P8"/>
      <text:p text:style-name="P10">MARC</text:p>
      <text:p text:style-name="P8"/>
      <text:p text:style-name="P8">No acabo d'entendre perque fiques l'objectiu terminal 11 a la unitat didàctica 2. Explica-m'ho?</text:p>
      <text:p text:style-name="P8">Em semblen moltes/poques hores les X que dediques a l'unitat didàcica X. M'ho pots justificar?</text:p>
      <text:p text:style-name="P8">Situem aquest crèdit en un zona geogràfica X i comentem quines tasques farien en les empreses de la xona els teus alumnes?</text:p>
      <text:p text:style-name="P8">Com recuperas les actituds? Com valoraries els continguts d'actituds a la extraordinària?</text:p>
      <text:p text:style-name="P8">Com que hi ha diferents pessos de les activitas els alumnes ho saben?</text:p>
      <text:p text:style-name="P8">Avaluas les menys importants?</text:p>
      <text:p text:style-name="P8">Quans alumnes tens? Has desdoblat?</text:p>
      <text:p text:style-name="P8">Els teus continguts son molts seqüencials. Quan algú es perd o falta uns dies que fas?</text:p>
      <text:p text:style-name="P8">Com identifiques els problemes d'actitud?</text:p>
      <text:p text:style-name="P8"/>
      <text:p text:style-name="P10">PARAT</text:p>
      <text:p text:style-name="P8">No tens avaluació continuada?</text:p>
      <text:p text:style-name="P8">Criteris de recuperació. Quan van a la Extraordinària?</text:p>
      <text:p text:style-name="P8">Pots concretar el tema de l'avaluació?</text:p>
      <text:p text:style-name="P8"/>
      <text:p text:style-name="P10">CABELL BLANC</text:p>
      <text:p text:style-name="P8">Com expliques que hi hagi unitats didàctiques sense continguts de procediments?</text:p>
      <text:p text:style-name="P8">Com expliques que hi hagi unitats nuclis d'activitat sense continguts de procediments?</text:p>
      <text:p text:style-name="P8">Els hi comentes als alumnes quines activitats son avaluables?</text:p>
      <text:p text:style-name="P8">no --&gt; Però és obligatori notificar als alumnes els teus criteris de qualificació no?</text:p>
      <text:p text:style-name="P8">Creus que una unitat didàctica de x hores és suficient/correcte?</text:p>
      <text:p text:style-name="P8">Quin tipus de programari utilitzant els alumnes a les empreses? </text:p>
      <text:p text:style-name="P8">Per que Unix en comptes de Windows?</text:p>
      <text:p text:style-name="P8">Quan fas l'avaluació extraordinària?</text:p>
      <text:p text:style-name="P8">Com és l'examen de l'avaluació extraordinària?</text:p>
      <text:p text:style-name="P8">No dubto que avaluis per observació però l'alumne ha de tenir uns criteris. Quins son i com els registres?</text:p>
      <text:p text:style-name="P8"/>
      <text:p text:style-name="P10">MELENES</text:p>
      <text:p text:style-name="P8">Quin centre estas? Quin és l'entorn socioecònomic?</text:p>
      <text:p text:style-name="P8">Quins llenguatges demanen les empreses de l'entorn?</text:p>
      <text:p text:style-name="P8">El crèdit esta desdoblat?</text:p>
      <text:p text:style-name="P8">Es pot fer servir aquest crèdit, modificat a un altre cicle?</text:p>
      <text:p text:style-name="P8">Tots els exercicis que comentes son obligatoris? Els avaluas tots?</text:p>
      <text:p text:style-name="P8">Cada quan i qui realitza l'avaluació de la programació?</text:p>
      <text:p text:style-name="P8">Et coordinas amb companys d'altres crèdits?</text:p>
      <text:p text:style-name="P8">Com avaluas les actituds?</text:p>
      <text:p text:style-name="P8">I els conceptes i els procediments?</text:p>
      <text:p text:style-name="P8">Quin és el perfil de l'alumne, quins llocs de treball pot ocupar?</text:p>
      <text:p text:style-name="P8">Em pots justificar les poques hores que dediques a l'administració?</text:p>
      <text:p text:style-name="P8">En quins documents t'has basat?</text:p>
      <text:p text:style-name="P8">Com adaptaries el crèdit a l'altre cicle superior? i a ESI?</text:p>
      <text:p text:style-name="P8">Tens desdoblament?</text:p>
      <text:p text:style-name="P8">Has avaluat algun cop les capacitats clau?</text:p>
      <text:p text:style-name="P8">Totes les pràctiques són obligatories?</text:p>
      <text:p text:style-name="P8">Quantes Activitats pot tenir un nucli d'activitat?</text:p>
      <text:p text:style-name="P8">Com treballeu a nivell de departament les capacitats clau?</text:p>
      <text:p text:style-name="P8"/>
      <text:p text:style-name="P8"/>
      <text:p text:style-name="P8"/>
      <text:list text:style-name="L7">
        <text:list-item>
          <text:p text:style-name="P11">Quina és la nota màxima si s'aprova la Extraordinària?</text:p>
          <text:list>
            <text:list-item>
              <text:p text:style-name="P11">Jo crec que si la prova es equilibrada i valora tots els aspectes del crèdit, no hi ha cap raó per a que posem una nota màxima. Al cap i a la fi, la <text:span text:style-name="T1">direcció general de FP convoca unes proves </text:span>per a l'obtenció <text:span text:style-name="T1">del Títol de Tècnic i Tècnic Superior, i per a l'acreditació de les Unitats de Competència ON NO HI HA LÍMIT SUPERIOR DE NOTA</text:span></text:p>
            </text:list-item>
            <text:list-item>
              <text:p text:style-name="P12">A mes també trobo injust que es valori ihual superar la extraordinària amb un 5 que amb un 10</text:p>
            </text:list-item>
          </text:list>
        </text:list-item>
        <text:list-item>
          <text:p text:style-name="P11">Com prepararies una prova Extraordinària del teu crèdit?</text:p>
          <text:list>
            <text:list-item>
              <text:p text:style-name="P11">Com una prova amb dues parts. Un exàmen objectiu amb qüestions curtes a resoldre i un o més exercicis (normalment supòsits pràctics) que en la mesura de lo possible englobessin tots el continguts o al menys els més importants del crèdit.</text:p>
              <text:list>
                <text:list-item>
                  <text:p text:style-name="P11">L'exàmen podria ser específic per trimestres, o global. Normalment només un trimestre és recuperable 2 o més jo faria una prova Extraordinària global.</text:p>
                </text:list-item>
              </text:list>
            </text:list-item>
            <text:list-item>
              <text:p text:style-name="P11">Cal tenir en compte que la <text:span text:style-name="T1">normativa</text:span> <text:span text:style-name="T1">d'avaluació </text:span>permet que la <text:span text:style-name="T1">Junta d'avaluació</text:span> <text:span text:style-name="T1">formada per tots els professors del cicle</text:span>, valorar <text:span text:style-name="T1">l’historial acadèmic de l'alume</text:span> i, per <text:span text:style-name="T1">acord d’un mínim dels dos terços </text:span>dels membres de la junta d’avaluació, es podrà determinar <text:span text:style-name="T1">la superació dels crèdits pendents</text:span>, atorgant-los la qualificació que es decideixi. En aquest cas caldrà fer constar a l’acta, juntament amb la qualificació del crèdit, un asterisc (*), i al peu de l’acta s’hi escriurà l’expressió: «(*)<text:span text:style-name="T1"> Requalificat per la Junta d’avaluació».</text:span></text:p>
            </text:list-item>
          </text:list>
        </text:list-item>
      </text:list>
      <text:list text:style-name="L8">
        <text:list-item>
          <text:p text:style-name="P13">Com recuperaries els continguts d'actituds?</text:p>
          <text:list>
            <text:list-item>
              <text:p text:style-name="P13"><text:span text:style-name="T1">Extraordinària</text:span>: Normalment és una setmana/15 dies màxim on és convoquen proves. Amb aquest temps no es pot valorar (no hi ha temps) si un alumne a millorar els continguts d'actituds. Els altres tipus si es pot fer (també obviament amb pitjors condicions que amb tot un any). En aquest aspecte té els problemes de qualsevol prova puntual no continuada (com p.ex. OPOS). De totes formes son un 15% de la nota i jo no estableixo cap mínim en cap dels tres tipus de continguts (ni procedimentals ni conceptuals) i per tant no es suspen només actituds, sino que o s'aprova la mitjana o no</text:p>
            </text:list-item>
            <text:list-item>
              <text:p text:style-name="P13"><text:span text:style-name="T1">Avaluació continuada.</text:span> El projecte global ajuda a augmentar la mitjana (recupera de tots els aspectes tan conceptuals, com procedimentals com conceptuals) o si no la mitja amb altres crèdits del trimestre. Es poden valorar moltes coses del projecte global referents a les actituds (organització del treball, responsabilitat (dates d'entrega), iniciativa (ha incorporat coses pel seu compte no explicades a clase), resolució de problemes en menor grau, etc...)</text:p>
            </text:list-item>
          </text:list>
        </text:list-item>
      </text:list>
      <text:p text:style-name="P8"/>
      <text:h text:style-name="P14" text:outline-level="3">RESPOSTES (ADAPTADES AL C2 D'ASI)</text:h>
      <text:list text:style-name="L3">
        <text:list-item text:start-value="1">
          <text:p text:style-name="P15">Com adaptaries el que expliques a aquest crèdit a a DAI?</text:p>
        </text:list-item>
        <text:list-item>
          <text:p text:style-name="P15">Com donaries aquest crèdit a DAI?</text:p>
          <text:list>
            <text:list-item>
              <text:p text:style-name="P16">El crèdit que té una correspondència més directa amb el crèdit de la meua programació és el C2 de DAI Xarxes d'àrea Local. Tenint en compte les diferencies observades entre els currículums de cada cicle per aquest crèdits es pot concloura que per tal de fer l'adapatació hauria de adaptar els continguts segons les diferencies en els objectius terminals. La naturalesa de cada cicle i inclús el mateix títol del crèdit a DAI ens dona una pista. A DAI</text:p>
              <text:list>
                <text:list-item>
                  <text:p text:style-name="P16">Els continguts referents a capacitats més procedimentals del tipus d'instalació física de la xarxa no es plantegen a DAI. El crèdit de DAI esta orientat a donar a conèixer les xarxes d'àrea locals al perfil més de programació de DAI, ja que és una eina amb la que evidentment treballaran. També és important tot el tema relacionat amb telemàtica, arquitectures i sistemes operatius de xarxa que és comú en tots dos crèdits com a continguts teòrics.</text:p>
                </text:list-item>
                <text:list-item>
                  <text:p text:style-name="P16">A DAI no apareixen continguts relacionats amb l'administració de xarxes d'àrea local ni d'interconnexió de xarxes o xarxes d'àrea extensa.</text:p>
                </text:list-item>
                <text:list-item>
                  <text:p text:style-name="P16">Així mateix a DAI el crèdit té menys hores fet que es correspon amb la disminució de continguts que he citat.</text:p>
                </text:list-item>
              </text:list>
            </text:list-item>
          </text:list>
        </text:list-item>
        <text:list-item>
          <text:p text:style-name="P15">Com adaptaries el que expliques a aquest crèdit a a ESI?</text:p>
        </text:list-item>
        <text:list-item>
          <text:p text:style-name="P15">Com donaries aquest crèdit a ESI?</text:p>
          <text:list>
            <text:list-item>
              <text:p text:style-name="P16">C1 d'ESI:<text:span text:style-name="T2">Instal·lació i manteniment de serveis de xarxes locals</text:span></text:p>
            </text:list-item>
            <text:list-item>
              <text:p text:style-name="P16">El primer i més important és adaptar els continguts al nivell d'ensenyament i per tant el nivell d'aprofundiment en el tema no és mateix. Hi han menys hores de crèdit (3o menys). El crèdit d'ESI és centra, tal i com ens indica el titol, en els procediments d'instal·lació i manteniment de la xarxa en canvi segons les diferencies que observem entre els currículums dels dos cicles, el crèdit a ESI no específica continguts de gestió i administració de la xarxa. Com succeïx amb DAI, una part de continguts conceptuals és comuna (encara que possiblement amb diferents nivells d'aprofundiment) i és la part de telemàtica i arquitectures de xarxes.</text:p>
            </text:list-item>
          </text:list>
        </text:list-item>
      </text:list>
      <text:p text:style-name="P17"/>
      <text:p text:style-name="Text_20_body"/>
      <text:p text:style-name="P18"><text:tab/></text:p>
      <text:p text:style-name="P18"/>
      <text:p text:style-name="P19"><text:tab/>NORMATIVA D'AVALUACIO</text:p>
      <text:p text:style-name="P18"/>
      <text:p text:style-name="P20"><draw:a xlink:type="simple" xlink:href="http://www.xtec.cat/gestcent/saga-7/3avaluacio/avaluaciop3.htm"><draw:frame draw:style-name="fr1" draw:name="Imatges1" text:anchor-type="as-char" svg:width="0.661cm" svg:height="0.661cm" draw:z-index="0"><draw:image xlink:href="http://www.xtec.cat/gestcent/saga-7/icons/enrera.gif" xlink:type="simple" xlink:show="embed" xlink:actuate="onLoad"/><svg:desc>Enrera</svg:desc></draw:frame></draw:a></text:p>
      <text:p text:style-name="Text_20_body">Avaluació final de curs i d'etapa als Cicles formatius</text:p>
      <text:p text:style-name="Text_20_body">      Normativa </text:p>
      <text:p text:style-name="Text_20_body">4.4. Avaluació</text:p>
      <text:p text:style-name="Text_20_body"><text:line-break/>4.4.1. Criteris generals<text:line-break/>L’avaluació de l’aprenentatge de l’alumnat de cicles formatius serà continuada, integrada en el procés d’aprenentatge, tindrà en compte una organització modular i es farà per crèdits.<text:line-break/>De manera general, l’avaluació de l’alumnat de cicles formatius es farà a partir de l’assoliment de les capacitats expressades en els objectius generals del cicle.<text:line-break/>A l’inici del curs, el centre informarà l’alumnat dels continguts del currículum formatiu, l’estructura per crèdits, els objectius generals del cicle i els objectius terminals de cada crèdit, així com dels criteris generals d’avaluació, promoció de curs i superació del cicle.<text:line-break/>L’aplicació del procés d’avaluació continuada requereix, per part de l’alumnat, l’assistència regular a les classes i el seguiment de les activitats dels diferents crèdits.<text:line-break/>El centre haurà de posar a disposició de la Inspecció els registres de l’avaluació continuada i la documentació que hagi contribuït a avaluar els diferents crèdits (proves escrites, graelles d’observació i d’altres).</text:p>
      <text:p text:style-name="Text_20_body"> </text:p>
      <text:p text:style-name="Text_20_body">  </text:p>
      <text:p text:style-name="Text_20_body">4.4.2. Junta d’avaluació<text:line-break/>L’equip docent, integrat per la totalitat del professorat que imparteix el cicle<text:line-break/>formatiu, constitueix la junta d’avaluació, encarregada de fer el seguiment dels aprenentatges i prendre les decisions que en resultin.<text:line-break/>L’organització i la presidència de la junta d’avaluació correspon al tutor o tutora del cicle, com també l’expedició de les actes corresponents.</text:p>
      <text:p text:style-name="Text_20_body"> </text:p>
      <text:p text:style-name="Text_20_body">  4.4.3. Sessions d’avaluació<text:line-break/>4.4.3.1. Objectius<text:line-break/>Les sessions d’avaluació tenen per objectiu:<text:line-break/>a) Valorar el desplegament del cicle, en general, i coordinar-ne l’equip docent, la seqüenciació i adequació de la programació a les necessitats formatives i l’actitud i motivació general de l’alumnat, en particular.<text:line-break/>b) Proposar actuacions per corregir les deficiències observades en el procésd’ensenyament- aprenentatge.<text:line-break/>c) Valorar, de manera col·legiada, el grau d’assoliment per part de l’alumnat dels objectius terminals dels crèdits impartits durant el període d’avaluació.<text:line-break/>d) Valorar, de manera col·legiada, el grau d’assoliment per part de l’alumnat dels objectius generals del cicle formatiu, individualment i col·lectivament.<text:line-break/>e) Qualificar l’alumnat amb relació als crèdits finalitzats i als mòduls corresponents.<text:line-break/>f) Valorar la programació desenvolupada al llarg del període objecte d’avaluació i proposar, si escau, actuacions correctores del procés d’aprenentatge.   4.4.3.2. Desenvolupament<text:line-break/>En les sessions d’avaluació es prendran les decisions pertinents, que es faran constar<text:line-break/>en l’acta de la sessió. La participació de l’alumnat en les sessions d’avaluació, si escau, es farà d’acord amb la normativa interna de cada centre.   4.4.3.3. Periodicitat<text:line-break/>Durant el curs acadèmic es faran un mínim de tres sessions d’avaluació ordinàries, a més de l’avaluació final.   4.4.3.4. Avaluació inicial<text:line-break/>A l’inici de cada cicle formatiu, abans de la primera avaluació trimestral ordinària, es farà una avaluació inicial del cicle formatiu, que té per objectiu avaluar globalment la incorporació de l’alumnat al cicle, ajustar la programació prevista i reorientar-la, si escau.   </text:p>
      <text:p text:style-name="Text_20_body">4.4.3.5. Informació a l’alumnat<text:line-break/>La persona tutora del cicle formatiu informarà cada alumne/a, o als seus representants legals, dels acords de cada sessió d’avaluació que l’afectin, per escrit, incloent-hi les qualificacions obtingudes, si n’hi ha. També l’informarà per escrit, individualment i periòdicament, en els termes acordats per la junta d’avaluació, respecte al seu aprofitament i aprenentatge, amb referència als objectius que cal assolir i sobre la qualificació obtinguda dels crèdits avaluats.</text:p>
      <text:p text:style-name="Text_20_body"> </text:p>
      <text:p text:style-name="Text_20_body">  4.4.4. Avaluació dels crèdits<text:line-break/>L’avaluació dels crèdits es farà a partir del grau d’assoliment de les capacitats expressades pels objectius terminals previstos en cadascun dels crèdits. Els objectius s’assoleixen mitjançant els continguts de fets, conceptes i sistemes conceptuals, així com els de procediments i els d’actituds. A mesura que avanci el procés d’aprenentatge, el professorat enregistrarà, per a cada alumne/a i crèdit, l’assoliment d’aquests objectius terminals.   </text:p>
      <text:p text:style-name="Text_20_body">4.4.4.1. Avaluació del crèdit de síntesi<text:line-break/>L’equip docent, de manera col·legiada, avaluarà i qualificarà el crèdit de síntesi de cada alumne/a, en aquells cicles en què estigui previst<text:line-break/>El crèdit de síntesi s’avaluarà positivament quan l’equip docent que l’hagi impartit apreciï que l’alumne/a ha assolit en un grau suficient els objectius terminals propis d’aquest crèdit i els objectius generals del cicle formatiu que s’hi recullen. En el cas contrari, l’avaluació serà negativa.</text:p>
      <text:p text:style-name="Text_20_body">  </text:p>
      <text:p text:style-name="Text_20_body">4.4.4.2. Avaluació del crèdit de Formació en centres de treball <text:line-break/>L’avaluació del crèdit de Formació en centres de treball la portarà a terme la junta d’avaluació, tenint en compte la valoració feta per l’empresa, i prenent com a referència els objectius terminals, les activitats formatives de referència i els criteris generals d’avaluació determinats en el decret pel qual s’estableix el currículum corresponent al cicle.<text:line-break/>L’avaluació del crèdit de Formació en centres de treball serà continuada durant l’estada de l’alumne/a a l’empresa. El tutor o tutora del cicle i la persona responsable d’aquesta formació a l’empresa tindranen compte la valoració que l’alumnat en fa, a l’hora de determinar la seva idoneïtat i corregir-ne, si cal, les possibles deficiències, la qual cosa quedarà recollida en el quadern de pràctiques.<text:line-break/>En acabar l’FCT, la persona responsable de la formació a l’empresa valorarà l’evolució de l’alumne/a, mitjançant un informe que incorporarà al quadern de pràctiques.<text:line-break/>L’equip docent, a proposta de la persona tutora del cicle formatiu, determinarà l’avaluació final del crèdit de Formació en centres de treball, tenint present els informes esmentats i la informació recollida en el quadern de pràctiques.</text:p>
      <text:p text:style-name="Text_20_body"> </text:p>
      <text:p text:style-name="Text_20_body">  </text:p>
      <text:p text:style-name="Text_20_body">4.4.5. Recuperació de crèdits<text:line-break/>L’alumnat disposarà d’una convocatòria extraordinària de recuperació, d’acord amb<text:line-break/>la planificació de les activitats de recuperació establertes pel centre en la programació<text:line-break/>curricular del cicle formatiu.<text:line-break/>Cada professor/a establirà les estratègies de recuperació, que podran consistir en activitats puntuals o continuades, previstes en la programació de cada crèdit. En tot cas, l’alumnat haurà d’estar informat de les activitats que haurà de portar a terme per recuperar els crèdits suspesos, així com del període i les dates en què es faran les avaluacions extraordinàries corresponents.</text:p>
      <text:p text:style-name="Text_20_body"> </text:p>
      <text:p text:style-name="Text_20_body">  </text:p>
      <text:p text:style-name="Text_20_body">4.4.6. Avaluació final<text:line-break/>La sessió d’avaluació final de tot l’alumnat es desenvoluparà en acabar les activitats lectives dels darrers crèdits. Es farà una sessió d’avaluació extraordinària per als alumnes que hagin de superar els crèdits pendents.</text:p>
      <text:p text:style-name="Text_20_body"> </text:p>
      <text:p text:style-name="Text_20_body">  </text:p>
      <text:p text:style-name="Text_20_body">4.4.7. Document del procés d’avaluació<text:line-break/>Els resultats de les avaluacions es reflectiran a l’acta d’avaluació, d’acord amb el model de l’annex 11.</text:p>
      <text:p text:style-name="Text_20_body"> </text:p>
      <text:p text:style-name="Text_20_body">  </text:p>
      <text:p text:style-name="Text_20_body">4.4.8. Valoració del curs<text:line-break/>Finalitzat el curs, l’equip docent valorarà el funcionament general del curs pel que fa al desenvolupament curricular (programacions, desplegament del currículum, distribució de les hores a disposició del centre, organització del cicle en crèdits i crèdit de síntesi, si n’hi ha), desenvolupament de la formació en centres de treball, instal·lacions i equipaments, horaris, qualificacions i tots aquells aspectes que es considerin pertinents.<text:line-break/>D’aquesta valoració se’n farà un informe de proposta de millores al departament didàctic corresponent, per incorporar-les, si escau, a la planificació del cicle formatiu del curs següent.</text:p>
      <text:p text:style-name="Text_20_body"> </text:p>
      <text:p text:style-name="Text_20_body">  </text:p>
      <text:p text:style-name="Text_20_body">4.5. Qualificacions<text:line-break/>4.5.1. Qualificació final dels crèdits<text:line-break/>L’expressió de l’avaluació final de cada un dels crèdits que componen el cicle formatiu es realitzarà en forma de qualificacions numèriques de l’1 al 10, sense decimals. Es consideraran positives les qualificacions iguals o superiors a 5, i negatives les restants.</text:p>
      <text:p text:style-name="Text_20_body"> </text:p>
      <text:p text:style-name="Text_20_body">  </text:p>
      <text:p text:style-name="Text_20_body">4.5.2. Qualificació del crèdit de Formació en centres de treball<text:line-break/>La qualificació del crèdit de Formació en centres de treball s’expressarà en els termes «apte» o «no apte». En el cas deser apte, anirà acompanyada d’una valoració orientadora del nivell d’assoliment de les competències professionals recollides en el Quadern de seguiment, en els termes de suficient, bé i molt bé.</text:p>
      <text:p text:style-name="Text_20_body"> </text:p>
      <text:p text:style-name="Text_20_body">  </text:p>
      <text:p text:style-name="Text_20_body">4.5.3. Crèdits convalidats i exempts<text:line-break/>Els crèdits convalidats per haver superat altres cicles formatius, formació professional<text:line-break/>de segon grau o estudis universitaris afins es qualificaran amb l’expressió Convalidat.<text:line-break/>Els crèdits associats a una unitat de competència professional acreditada a través de les proves d’obtenció dels títols de tècnic/a i tècnic/a superior es qualificaran amb l’expressió Exempt.</text:p>
      <text:p text:style-name="Text_20_body"> </text:p>
      <text:p text:style-name="Text_20_body">  </text:p>
      <text:p text:style-name="Text_20_body">4.5.4. Qualificació dels mòduls que s’estructuren en un crèdit<text:line-break/>La qualificació dels mòduls que en el desplegament curricular s’estructuren en un sol crèdit serà directament la del crèdit, és a dir, de l’1 al 10, sense decimals.</text:p>
      <text:p text:style-name="Text_20_body"> </text:p>
      <text:p text:style-name="Text_20_body">  </text:p>
      <text:p text:style-name="Text_20_body">4.5.5. Qualificació dels mòduls que s’estructuren en més d’un crèdit.<text:line-break/>La qualificació dels mòduls estructurats en dos crèdits o més, segons la correspondència<text:line-break/>establerta en el decret que regula el currículum del cicle, serà la mitjana ponderada de les qualificacions dels crèdits que el componen. La ponderació es farà segons la totalitat d’hores que estableixi el desplegament curricular que hagi fet el centre per a cada crèdit. En aquest cas, la qualificació del mòdul serà també d’1 a 10, sense decimals, i caldrà ajustar-la, per defecte, fins a 49 centèsims, al nombre enter inferior i, per excés, a partir de 50 centèsims, al nombre enter superior.<text:line-break/>Per tal que la qualificació del mòdul sigui positiva, cal que tots els crèdits que el componen estiguin superats.</text:p>
      <text:p text:style-name="Text_20_body"> </text:p>
      <text:p text:style-name="Text_20_body">  </text:p>
      <text:p text:style-name="Text_20_body">4.5.6. Valoració i qualificació final del cicle formatiu <text:line-break/>En l’avaluació final del cicle formatiu, l’equip docent responsable de la seva impartició valorarà, per a cada alumne o alumna, el grau d’assoliment dels objectius generals amb relació a les competències definides en el perfil professional. També en valorarà l’historial acadèmic i, per acord d’un mínim dels dos terços dels membres de la junta d’avaluació, es podrà determinar la superació dels crèdits pendents, atorgant-los la qualificació que es decideixi. En aquest cas caldrà fer constar a l’acta, juntament amb la qualificació del crèdit, un asterisc (*), i al peu de l’acta s’hi escriurà l’expressió: «(*) Requalificat per la Junta d’avaluació».<text:line-break/>Per superar el cicle formatiu, cal que tots els crèdits i tots els mòduls professionals tinguin qualificació positiva i cal, a més, haver obtingut la valoració d’»Apte» en el crèdit de Formació en centres de treball. La qualificació final del cicle serà la mitjana aritmètica, ponderada per les hores respectives, de les qualificacions dels mòduls i dels crèdits que no es deriven d’un mòdul que componen el cicle i que tinguin expressió numèrica, amb dues xifres decimals. En conseqüència, en el càlcul de la qualificació final del cicle no es tindran en compte les qualificacions «apte», «exempt» o «convalidat».</text:p>
      <text:p text:style-name="Text_20_body"> </text:p>
      <text:p text:style-name="Text_20_body">  </text:p>
      <text:p text:style-name="Text_20_body">4.5.7. Inalterabilitat de les qualificacions positives<text:line-break/>Els crèdits superats mantenen la qualificació. No es pot aplicar cap mesura que possibiliti la modificació d’una qualificació positiva atorgada; és a dir, ni es poden repetir crèdits ja superats per millorarne les qualificacions, ni es poden establir fórmules (presentació a les convocatòries extraordinàries ni d’altres) per incrementarne la qualificació positiva.</text:p>
      <text:p text:style-name="Text_20_body"> </text:p>
      <text:p text:style-name="Text_20_body">  </text:p>
      <text:p text:style-name="Text_20_body">4.5.8. Documents de qualificació<text:line-break/>Les qualificacions obtingudes per l’alumnat es reflecteixen en l’expedient acadèmic.</text:p>
      <text:p text:style-name="Text_20_body"> </text:p>
      <text:p text:style-name="Text_20_body">  </text:p>
      <text:p text:style-name="Text_20_body">4.5.9. Reclamacions motivades per les qualificacions<text:line-break/>Les reclamacions respecte a les qualificacions obtingudes i comunicades a l’alumne/a al final de cada crèdit, si no les resol directament la junta d’avaluació, caldrà adreçar-les per escrit al director/a del centre en el termini de dos dies lectius.<text:line-break/>El director/a traslladarà la reclamació al departament corresponent per tal que, en reunió convocada a aquest efecte, estudiï si la qualificació s’ha atorgat d’acord amb els criteris d’avaluació establerts pel departament. Si aquest consta tan sols d’un o dos membres, s’ampliarà fins a tres amb els professors que el director/a designi (entre el professorat d’altres matèries del mateix àmbit o entre els càrrecs directius).<text:line-break/>A la vista de la proposta del departament i de l’acta de la junta d’avaluació, el director/ a resoldrà la reclamació. L’existència de la reclamació i la resolució adoptada es farà constar a l’acta d’avaluació corresponent i es notificarà per escrit a l’interessat.<text:line-break/>En la notificació s’indicaran els terminis i el procediment per recórrer que s’indica a ontinuació.<text:line-break/>Si l’alumne/a no està d’acord amb la resolució, podrà reiterar la reclamació, en el termini de cinc dies, mitjançant escrit adreçat a la Direcció General de Formació Professional i Educació Permanent, que es presentarà al centre, i se seguirà el procediment que es detalla tot seguit:<text:line-break/>a) El centre el trametrà, en els tres dies hàbils següents, als serveis territorials corresponents, conjuntament amb una còpia de les actes d’avaluació i la documentació complementària, per tal que la inspecció n’emeti informe. Aquest informe inclourà tant els aspectes procedimentals seguits en el tractament de la reclamació com el fons de la qüestió reclamada.<text:line-break/>b) Un cop informats per la inspecció, els serveis territorials trametran l’expedient del recurs a la Direcció General de Formació Professional i Educació Permanent, perquè el resolgui.<text:line-break/>c) Si de l’informe i la documentació es desprèn la conveniència de revisar la qualificació o el procediment d’avaluació, la Direcció General encarregarà aquesta tasca a una comissió integrada per un professor o professora del centre que no hagi participat en l’avaluació, un/a professor/a d’un altre centre i un/a inspector/a proposat per la Subdirecció General de la Inspecció d’Educació.<text:line-break/>d) Vist l’informe de la comissió, la Direcció General la resoldrà definitivament amb notificació a l’interessat o interessada, a través de la direcció del centre.</text:p>
      <text:p text:style-name="Text_20_body"> </text:p>
      <text:p text:style-name="Text_20_body">  </text:p>
      <text:p text:style-name="Text_20_body">4.6. Repetició de crèdits<text:line-break/>4.6.1. Nombre de repeticions i convocatòries<text:line-break/>L’alumnat podrà cursar un crèdit tres vegades com a màxim, en el mateix centre docent i en un mateix cicle formatiu. Podrà presentar-se a les convocatòries d’avaluació i qualificació d’un mateix crèdit un màxim de quatre vegades, i computaran tant les ordinàries com les extraordinàries.<text:line-break/>La presentació a les convocatòries extraordinàries és voluntària. L’alumnat que no s’hi presenti no perdrà la convocatòria a efectes del còmput màxim.<text:line-break/>Un cop exhaurides les quatre convocatòries, per motius o circumstàncies de caràcter excepcional, l’alumnat podrà sol·licitar una cinquena convocatòria, de caràcter extraordinari, al director o directora del centre, qui la resoldrà mantenint el criteri de cursar un crèdit un màxim de tres vegades.</text:p>
      <text:p text:style-name="Text_20_body"> </text:p>
      <text:p text:style-name="Text_20_body">  </text:p>
      <text:p text:style-name="Text_20_body">4.6.2. Cicles formatius que es distribueixen en un any<text:line-break/>L’alumne/a que tingui algun o alguns crèdits pendents, un cop passada la convocatòria extraordinària, haurà de repetir només aquell o aquells no superats.</text:p>
      <text:p text:style-name="Text_20_body"> </text:p>
      <text:p text:style-name="Text_20_body">  </text:p>
      <text:p text:style-name="Text_20_body">4.6.3. Cicles formatius que es distribueixen en més d’un any<text:line-break/>L’alumnat que, una vegada realitzada la convocatòria extraordinària, hagi superat un nombre de crèdits amb càrrega horària superior al 60% del conjunt dels crèdits del primer any, es matricularà en el segon curs del cicle i haurà de cursar els crèdits pendents del primer any.<text:line-break/>En el cas contrari, es matricularà en el primer curs del cicle i podrà cursar els crèdits del segon any que no presentin incompatibilitat horària significativa o curricular, segons el projecte curricular del centre, i hi hagi disponibilitat de plaça.<text:line-break/>Tanmateix, el reglament de règim interior del centre podrà determinar en quines ircumstàncies excepcionals, relacionades amb incompatibilitats curriculars o horàries, un alumne o alumna haurà de matricularse a primer curs, malgrat haver superat el 60% de la durada horària del conjunt de crèdits de primer curs.<text:line-break/>Per als alumnes matriculats a segon curs amb crèdits pendents de primer no es computa la convocatòria dels crèdits que no s’han pogut iniciar.<text:line-break/>L’alumne/a de segon curs que tingui algun o alguns crèdits pendents, un cop passada la convocatòria extraordinària, haurà de repetir només aquell o aquells no superats.</text:p>
      <text:p text:style-name="Text_20_body"> </text:p>
      <text:p text:style-name="Text_20_body">  </text:p>
      <text:p text:style-name="Text_20_body">4.6.4. Cicles rotatoris<text:line-break/>Els centres que tinguin autoritzat un procés rotatori de matriculació d’algun cicle formatiu han d’informar l’alumnat d’aquesta peculiaritat abans que es matriculi, especialment del fet que els crèdits no superats que no s’imparteixin durant el curs següent, els haurà de cursar en un altre centre o esperar que es tornin a impartir.</text:p>
      <text:p text:style-name="Text_20_body"> </text:p>
      <text:p text:style-name="Text_20_body">  </text:p>
      <text:p text:style-name="Text_20_body">4.7. Anul·lació de la matrícula<text:line-break/>4.7.1. Iniciativa d’anul·lació de la matrícula<text:line-break/>L’alumne/a, o qui en tingui la pàtria potestat si és menor, podrà sol·licitar l’anul·lació total de la matrícula del cicle formatiu, per escrit i per una sola vegada, al director o directora del centre.</text:p>
      <text:p text:style-name="Text_20_body"> </text:p>
      <text:p text:style-name="Text_20_body">  </text:p>
      <text:p text:style-name="Text_20_body">4.7.2. Causes de l’anul·lació de la matrícula<text:line-break/>Podran ser causes de l’anul·lació total de la matrícula aquelles que generen una absència prolongada, com és ara:<text:line-break/>– la malaltia o accident de l’alumne o alumna o de familiars,<text:line-break/>– l’atenció a familiars,<text:line-break/>– la maternitat o paternitat,<text:line-break/>– el fet de treballar o d’incorporar-se a un lloc de treball,<text:line-break/>– altres circumstàncies personals de caràcter extraordinari.<text:line-break/>L’alumne o alumna haurà d’aportar la documentació que justifiqui de manera fidedigna<text:line-break/>les circumstàncies al·legades.</text:p>
      <text:p text:style-name="Text_20_body"> </text:p>
      <text:p text:style-name="Text_20_body">  </text:p>
      <text:p text:style-name="Text_20_body">4.7.3. Efectes de l’anul·lació de la matrícula<text:line-break/>L’alumnat amb la matrícula anul·lada:<text:line-break/>– conserva el dret de reserva de plaça per al curs següent,<text:line-break/>– no perd la qualificació obtinguda en els crèdits superats,<text:line-break/>– no se li computen les convocatòries dels crèdits no qualificats.<text:line-break/>En el cas d’haver-se iniciat, sense completar- la, la fase de formació en centres de treball, es computen les hores de formació en centres de treball efectivament realitzades.</text:p>
      <text:p text:style-name="Text_20_body"> </text:p>
      <text:p text:style-name="Text_20_body">  </text:p>
      <text:p text:style-name="Text_20_body">4.8. Documentació acadèmica<text:line-break/>4.8.1. Expedient acadèmic<text:line-break/>L’expedient acadèmic de l’alumne o alumna s’ajustarà al model establert en l’annex 11.</text:p>
      <text:p text:style-name="Text_20_body"> </text:p>
      <text:p text:style-name="Text_20_body">4.8.2. Actes d’avaluació<text:line-break/>Les actes d’avaluació s’ajustaran al model establert en l’annex 11.</text:p>
      <text:p text:style-name="Text_20_body"> </text:p>
      <text:p text:style-name="Text_20_body">4.8.3. Trasllat d’alumnat<text:line-break/>4.8.3.1. Documentació que cal remetre<text:line-break/>Quan un alumne o alumna es traslladi a un altre centre sense haver finalitzat el cicle formatiu, el centre d’origen remetrà al de destinació, quan aquest ho sol·liciti, una certificació de l’expedient acadèmic. Juntament amb aquesta certificació es remetrà l’informe d’avaluació individualitzat i la certificació d’estudis parcials de grau mitjà o de grau superior, segons el cas, prevista en l’annex 11.<text:line-break/>El centre de destinació traslladarà a l’expedient acadèmic de l’alumne/a les qualificacions<text:line-break/>i la durada de tots els crèdits superats en el centre d’origen. 4.8.3.2. Informe d’avaluació individualitzat<text:line-break/>Per tal de garantir la continuïtat del procés d’aprenentatge, l’Informe d’avaluació individualitzat –que elaborarà la persona tutora del cicle formatiu a partir de les dades facilitades pel professorat dels crèdits<text:line-break/>– contindrà, almenys, els elements següents:<text:line-break/>a) Apreciació sobre el grau de consecució de les capacitats enunciades en els<text:line-break/>objectius generals del cicle.<text:line-break/>b) Apreciació sobre el grau d’assimilació dels continguts dels diferents crèdits o mòduls.<text:line-break/>c) Qualificacions parcials o valoracions de l’aprenentatge, si se n’haguessin produït.<text:line-break/>d) Aplicació de mesures educatives complementàries, si escau.<text:line-break/>El centre receptor traslladarà de l’informe a l’expedient acadèmic de l’alumne o alumna, les dades relatives a possibles mesures d’adaptació curricular i posarà l’informe a disposició de la persona tutora del cicle formatiu al qual s’incorpori l’alumne o alumna. 4.8.3.3. Compleció de la programació del centre de destinació <text:line-break/>L’alumnat que es traslladi de centre haurà d’aprovar tots els crèdits no superats que componguin el cicle formatiu del nou centre, per tal de superar-lo i poder demanar el títol corresponent. Els crèdits derivats de les hores a disposició del centre que hagués superat en el centre d’origen es faran constar en l’expedient acadèmic del de destinació, als únics efectes de constància acadèmica de crèdits cursats, si bé no formaran part de la programació del cicle formatiu ni es tindran en compte a efectes de la qualificació final d’aquest cicle en el nou centre. L’alumnat que es traslladi de centre haurà de superar els crèdits derivats de les hores a disposició del centre que constin en la seva programació, si n’hi ha d’establerts. L’alumnat que en el centre d’origen hagi superat la totalitat dels crèdits del cicle formatiu excepte el crèdit de formació en centres de treball, només caldrà que cursi aquest crèdit per tal de completar el cicle formatiu en el centre de destinació. En aquest cas es tindrà en especial consideració l’informe d’avaluació individualitzat que emeti el centre d’origen.</text:p>
      <text:p text:style-name="P18"><text:ta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face style:name="TimesTen Roman" svg:font-family="'TimesTen Roma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ergi</meta:initial-creator>
    <meta:creation-date>2006-06-11T19:24:02</meta:creation-date>
    <dc:creator>sergi</dc:creator>
    <dc:date>2006-06-19T17:29:44</dc:date>
    <dc:language>ca-ES</dc:language>
    <meta:editing-cycles>14</meta:editing-cycles>
    <meta:editing-duration>PT14H0M15S</meta:editing-duration>
    <meta:user-defined meta:name="Info 1"/>
    <meta:user-defined meta:name="Info 2"/>
    <meta:user-defined meta:name="Info 3"/>
    <meta:user-defined meta:name="Info 4"/>
    <meta:document-statistic meta:table-count="0" meta:image-count="1" meta:object-count="0" meta:page-count="13" meta:paragraph-count="219" meta:word-count="4919" meta:character-count="31612"/>
  </office:meta>
</office:document-meta>
</file>